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1.733cm" presentation:class="title" presentation:user-transformed="true">
          <draw:text-box>
            <text:p text:style-name="P1"><text:span text:style-name="T1">Tus Cuerdas de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Aunque pase el tiempo, sé</text:span><text:span text:style-name="T2"><text:line-break/></text:span><text:span text:style-name="T2">Que tu promesa, cumplirás</text:span><text:span text:style-name="T2"><text:line-break/></text:span><text:span text:style-name="T2">Nada en ti, se perderá</text:span><text:span text:style-name="T2"><text:line-break/></text:span><text:span text:style-name="T2">Esa es mi segurid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us cuerdas de amor</text:span><text:span text:style-name="T2"><text:line-break/></text:span><text:span text:style-name="T2">Cayeron sobre mí</text:span><text:span text:style-name="T2"><text:line-break/></text:span><text:span text:style-name="T2">Tus cuerdas de amor</text:span><text:span text:style-name="T2"><text:line-break/></text:span><text:span text:style-name="T2">Cayeron sobre mí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s tu amor que me sostiene</text:span><text:span text:style-name="T2"><text:line-break/></text:span><text:span text:style-name="T2">El que me levanta</text:span><text:span text:style-name="T2"><text:line-break/></text:span><text:span text:style-name="T2">El que me da paz</text:span><text:span text:style-name="T2"><text:line-break/></text:span><text:span text:style-name="T2">Me da segurid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De lo que vendrá</text:span><text:span text:style-name="T2"><text:line-break/></text:span><text:span text:style-name="T2">Tú tienes el control</text:span><text:span text:style-name="T2"><text:line-break/></text:span><text:span text:style-name="T2">Nunca pierdes el control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scucho el eco de tu voz</text:span><text:span text:style-name="T2"><text:line-break/></text:span><text:span text:style-name="T2">Resonando en mi interior</text:span><text:span text:style-name="T2"><text:line-break/></text:span><text:span text:style-name="T2">Tus palabras me sostendrán</text:span><text:span text:style-name="T2"><text:line-break/></text:span><text:span text:style-name="T2">Y me dan segurid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Los velos están cayendo hoy</text:span><text:span text:style-name="T2"><text:line-break/></text:span><text:span text:style-name="T2">Hoy puedo ver con claridad</text:span><text:span text:style-name="T2"><text:line-break/></text:span><text:span text:style-name="T2">Mi fe se está encendiendo hoy</text:span><text:span text:style-name="T2"><text:line-break/></text:span><text:span text:style-name="T2">Hoy me he vuelto a levant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22:41:51.531000000</meta:creation-date>
    <dc:date>2023-01-21T22:49:18.789000000</dc:date>
    <meta:editing-duration>PT7M27S</meta:editing-duration>
    <meta:editing-cycles>1</meta:editing-cycles>
    <meta:document-statistic meta:object-count="42"/>
    <meta:generator>LibreOffice/7.4.4.2$Windows_X86_64 LibreOffice_project/85569322deea74ec9134968a29af2df5663baa21</meta:generator>
  </office:meta>
</office:document-meta>
</file>